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25cm" fo:min-width="21.5cm" style:protect="position size"/>
    </style:style>
    <style:style style:name="gr2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774cm" fo:min-width="19.476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85cm" fo:min-width="19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="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6cm" fo:min-width="0.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76cm" svg:height="4.024cm" svg:x="1.024cm" svg:y="0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cm" svg:height="4.1cm" svg:x="1cm" svg:y="5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cm" svg:height="1.062cm" svg:x="1.3cm" svg:y="1.238cm">
          <draw:text-box>
            <text:p>Aufgabe A</text:p>
          </draw:text-box>
        </draw:frame>
        <draw:frame draw:style-name="gr4" draw:text-style-name="P3" draw:layer="layout" svg:width="3.5cm" svg:height="1.062cm" svg:x="1.3cm" svg:y="8.3cm">
          <draw:text-box>
            <text:p>Aufgabe B</text:p>
          </draw:text-box>
        </draw:frame>
        <draw:line draw:style-name="gr5" draw:text-style-name="P4" draw:layer="layout" svg:x1="4.4cm" svg:y1="3.552cm" svg:x2="7cm" svg:y2="3.552cm">
          <text:p/>
        </draw:line>
        <draw:line draw:style-name="gr5" draw:text-style-name="P4" draw:layer="layout" svg:x1="9.6cm" svg:y1="3.552cm" svg:x2="12.2cm" svg:y2="3.552cm">
          <text:p/>
        </draw:line>
        <draw:line draw:style-name="gr5" draw:text-style-name="P4" draw:layer="layout" svg:x1="14.8cm" svg:y1="3.552cm" svg:x2="17.4cm" svg:y2="3.552cm">
          <text:p/>
        </draw:line>
        <draw:line draw:style-name="gr5" draw:text-style-name="P4" draw:layer="layout" svg:x1="4.399cm" svg:y1="7.052cm" svg:x2="6.999cm" svg:y2="7.052cm">
          <text:p/>
        </draw:line>
        <draw:line draw:style-name="gr5" draw:text-style-name="P4" draw:layer="layout" svg:x1="9.599cm" svg:y1="7.052cm" svg:x2="12.199cm" svg:y2="7.052cm">
          <text:p/>
        </draw:line>
        <draw:custom-shape draw:style-name="gr6" draw:text-style-name="P6" draw:layer="layout" svg:width="2.7cm" svg:height="1.7cm" svg:x="1.8cm" svg:y="2.7cm">
          <text:p text:style-name="P5">A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7cm" svg:y="2.7cm">
          <text:p text:style-name="P5">A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2.199cm" svg:y="2.7cm">
          <text:p text:style-name="P5">A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7.4cm" svg:y="2.7cm">
          <text:p text:style-name="P5">A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.801cm" svg:y="6.201cm">
          <text:p text:style-name="P5">B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7.001cm" svg:y="6.201cm">
          <text:p text:style-name="P5">B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2.2cm" svg:y="6.201cm">
          <text:p text:style-name="P5">B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4:56:36.485263375</dc:date>
    <meta:editing-duration>PT1H35M23S</meta:editing-duration>
    <meta:editing-cycles>27</meta:editing-cycles>
    <meta:generator>LibreOffice/7.4.7.2$Linux_X86_64 LibreOffice_project/40$Build-2</meta:generator>
    <meta:document-statistic meta:object-count="17"/>
  </office:meta>
</office:document-meta>
</file>